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e5ca"/>
    </style:style>
    <style:style style:name="gr1" style:family="graphic">
      <style:graphic-properties draw:fill-color="#111111" draw:textarea-horizontal-align="justify" draw:textarea-vertical-align="middle" draw:auto-grow-height="false" fo:min-height="12.1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P1" style:family="paragraph">
      <loext:graphic-properties draw:fill-color="#11111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13.81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96.16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3" table:default-cell-style-name="ce4"/>
        <table:table-column table:style-name="co2" table:number-columns-repeated="5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jyo_cd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datejyo_cd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  <table:table-row table:style-name="ro1">
          <table:table-cell/>
          <table:covered-table-cell table:number-columns-repeated="3"/>
          <table:table-cell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00/00/00</text:date>, <text:time style:data-style-name="N2" text:time-value="14:41:38.33534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5-17T14:42:29.301665482</dc:date>
    <meta:editing-duration>PT9M45S</meta:editing-duration>
    <meta:editing-cycles>2</meta:editing-cycles>
    <meta:document-statistic meta:table-count="1" meta:cell-count="7" meta:object-count="2"/>
  </office:meta>
</office:document-meta>
</file>